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907" officeooo:paragraph-rsid="001da907"/>
    </style:style>
    <style:style style:name="P2" style:family="paragraph" style:parent-style-name="Standard">
      <style:text-properties officeooo:rsid="001ec719" officeooo:paragraph-rsid="001ec719"/>
    </style:style>
    <style:style style:name="T1" style:family="text">
      <style:text-properties officeooo:rsid="001fb3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14/03</text:p>
      <text:p text:style-name="P1"/>
      <text:p text:style-name="P2">rafce – cria uma estrutura para iniciar o codigo <text:span text:style-name="T1">(tem que instalar a extensão no vccod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8:41:59.534506151</meta:creation-date>
    <meta:generator>LibreOffice/7.3.6.2$Linux_X86_64 LibreOffice_project/30$Build-2</meta:generator>
    <dc:date>2023-03-14T19:19:23.382192837</dc:date>
    <meta:editing-duration>PT6M33S</meta:editing-duration>
    <meta:editing-cycles>1</meta:editing-cycles>
    <meta:document-statistic meta:table-count="0" meta:image-count="0" meta:object-count="0" meta:page-count="1" meta:paragraph-count="2" meta:word-count="17" meta:character-count="98" meta:non-whitespace-character-count="82"/>
  </office:meta>
</office:document-meta>
</file>